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During the course of my undergraduate computer science studies at Rensselaer Polytechnic Institute I invested the large part of my free electives in mathematics courses. <text:s/>As my knowledge grew, and I progressed to higher level courses, both in computer science and mathematics, I found myself becoming more and more interested in the marriage of the two fields. <text:s/>At the end of the spring 2008 semester, after completing courses in numerical computing and numerical methods for differential equations, I sought summer employment in a field related to my studies. <text:s/>In my search, I found an opportunity to do undergraduate research with Professor Jeffrey Trinkle in robotics. <text:s/></text:p>
      <text:p text:style-name="Standard"><text:tab/>Without any prior knowledge of the field aside from a short write up vaguely explaining the relationship between it and numerical analysis I applied and subsequently spent that summer as an undergraduate research assistant at RPI with Professor Trinkle and his Ph.D student, Steve Berard. <text:s/>I worked in the RPI Robotics lab with them on their physical simulator software, daVinciCode. <text:s/>Over the course of the summer I was exposed to the field of robotics and how it pertains to my curriculum, as well as life as a research scientist. <text:s/>The work in rigid body dynamics to which I was exposed encompassed and expanded on everything which I had learned during the semester before, while providing a meaningful application. <text:s/>By the end of the summer I had accrued an understanding of what the study of robotics really entails and a new found interest in research and the field.</text:p>
      <text:p text:style-name="Standard"><text:tab/>Although my actual contribution to their research was relatively limited, the most important thing I got out of my summer with Professor Trinkle was exposure to a new type of career. <text:s/>By spending time working alongside graduate students, professors and postdoctoral fellows in the RPI Robotics lab, I learned a great deal about what it means to be a researcher. <text:s/>Previously I had worked entirely in a corporate environment where there were deadlines and specific standards in place. <text:s/>Free thinking and correctness were important, but far less important than getting things done when they were needed. <text:s/>In previous internships, tasks were assigned with time frames in mind for roughly how long it should take someone to complete the task at hand. <text:s/>Often times I found myself performing tasks which were interesting simply because they were real life applications of my knowledge gained as an undergraduate. <text:s/>However, the novelty of seeing what I've learned being applied in the real world often faded rather quickly and I grew tired of the projects. <text:s/>In contrast, the position Professor Trinkle offered me brought with it the prospect of learning new concepts and constantly challenging myself to think beyond what I already knew.</text:p>
      <text:p text:style-name="Standard"><text:tab/><text:tab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Everyone around me was working on problems which were yet unsolved. <text:s/>The environment was much more intellectually stimulating than anything I'd seen outside of the research world.</text:p>
      <text:p text:style-name="Standard"/>
      <text:p text:style-name="Standard">The kinds of problems I saw were much different. <text:s/>They were problems similar to those in previous internships, but they were much more difficult. <text:s/>They required developing new methods to solve. <text:s/>The problems I'd seen in the outside world did not require new methods, they simply required new applications of existing methods. <text:s/></text:p>
      <text:p text:style-name="Standard"/>
      <text:p text:style-name="Standard">The environment within the lab was one which allowed me to work more independently. <text:s/>I had much more freedom to explore solutions and create the correct solution instead of a quick hack.</text:p>
      <text:p text:style-name="Standard"/>
      <text:p text:style-name="Standard"/>
      <text:p text:style-name="Standard">Problems which were yet unsolved. <text:s/>Everything about the job was much more intellectually stimulating.</text:p>
      <text:p text:style-name="Standard"/>
      <text:p text:style-name="Standard"/>
      <text:p text:style-name="Standard">The people in the lab were not designing software to solve a specific problem. <text:s/>The people in the lab were designing algorithms and methods to introduce ways to solve these types of problems.</text:p>
      <text:p text:style-name="Standard"/>
      <text:p text:style-name="Standard"/>
      <text:p text:style-name="Standard">Professor Trinkle gave me direction, but basically allowed me to pursue what interested me independently.</text:p>
      <text:p text:style-name="Standard"/>
      <text:p text:style-name="Standard">The tasks given me at previous internships were never anything new. <text:s/>Everything I was doing had been done before, in one form or another. <text:s/>Most of what I did was develop new software for a specific purpose. <text:s/>Generally I would use someone else's platform to create a solution to the problem.</text:p>
      <text:p text:style-name="Standard"/>
      <text:p text:style-name="Standard">Lots of hacks. <text:s/>More interested in designing methods/algorithms </text:p>
      <text:p text:style-name="Standard"/>
      <text:p text:style-name="Standard"/>
      <text:p text:style-name="Standard"><text:s text:c="2"/>The problems I saw being tackled while working in the lab were much more open ended problems which had not yet been solved, which are much more appealing to me. <text:s/></text:p>
      <text:p text:style-name="Standard"/>
      <text:p text:style-name="Standard">I am interested not in what the answers are to problems, but rather how they are obtained. <text:s/></text:p>
      <text:p text:style-name="Standard"/>
      <text:p text:style-name="Standard"><text:s text:c="2"/>Working for Professor Trinkle has helped me realize that I do not want a job where I am continually repeating the same tasks, simply reapplying the concepts I learned in college to design user software. <text:s/>I find the prospect of working on unsolved problems exhilarating and I want to be in an environment where I am breaking new ground.</text:p>
      <text:p text:style-name="Standard"/>
      <text:p text:style-name="Standard"/>
      <text:p text:style-name="Standard"/>
      <text:p text:style-name="Standard"/>
      <text:p text:style-name="Standard">In general, I am the type of person who tends to obsess over problems. <text:s/>I have a desire to understand not just what the solution is, but why it is the solution. <text:s/>A career in research and academia offer much more intellectually stimulating opportunities where I am free to explore problems more thoroughly.</text:p>
      <text:p text:style-name="Standard"/>
      <text:p text:style-name="Standard"/>
      <text:p text:style-name="Standard">This type of attitude, where meeting deadlines is much more important than discovering something <text:soft-page-break/>new, seems entirely unfit. <text:s/></text:p>
      <text:p text:style-name="Standard"/>
      <text:p text:style-name="Standard">What it means to be a Ph.D/reasearcher</text:p>
      <text:p text:style-name="Standard"/>
      <text:p text:style-name="Standard">I spent most of my time helping develop the interface for the application.</text:p>
      <text:p text:style-name="Standard"/>
      <text:p text:style-name="Standard"/>
      <text:p text:style-name="Standard">The corporate environment is one which does not worry about why the solution is the solution, just that it is <text:s/>the solution. <text:s/>I feel this is stifling.</text:p>
      <text:p text:style-name="Standard"/>
      <text:p text:style-name="Standard">The reason I took the job, despite better offers from corporate, because of the prospect of an environment where I would learn appealed to me more than anything. <text:s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The work piqued both my interest in computer science and mathematics.</text:p>
      <text:p text:style-name="Standard"/>
      <text:p text:style-name="Standard"/>
      <text:p text:style-name="Standard">The work to which Professor Trinkle exposed me greatly piqued my interest. <text:s/>It incorporated, and expanded on, nearly everything I found interesting from both fields of study</text:p>
      <text:p text:style-name="Standard"/>
      <text:p text:style-name="Standard"/>
      <text:p text:style-name="Standard"/>
      <text:p text:style-name="Standard">While working with Professor Trinkle and Steve I took an interest in their work in robotics, namely in rigid body dynamics. <text:s text:c="3"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My interest in robotics stems from my love of both mathematics and computer science as well as my desire to produce meaningful result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Blake Farman</meta:initial-creator>
    <meta:creation-date>2009-01-04T16:38:21.48</meta:creation-date>
    <dc:date>2009-01-06T18:53:55</dc:date>
    <meta:editing-duration>PT15H36M50S</meta:editing-duration>
    <meta:editing-cycles>7</meta:editing-cycles>
    <meta:generator>OpenOffice.org/3.0$Linux OpenOffice.org_project/300m9$Build-9358</meta:generator>
    <meta:document-statistic meta:table-count="0" meta:image-count="0" meta:object-count="0" meta:page-count="3" meta:paragraph-count="25" meta:word-count="1217" meta:character-count="7422"/>
    <meta:user-defined meta:name="Info 1"/>
    <meta:user-defined meta:name="Info 2"/>
    <meta:user-defined meta:name="Info 3"/>
    <meta:user-defined meta:name="Info 4"/>
  </office:meta>
</office:document-meta>
</file>